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s-internal-guid-8682b874-7fff-06a2-5352-3548cebddc86"/>Conference Room Support Technician | Dow Chemical/SPL</text:h>
      <text:h text:style-name="Heading_20_3" text:outline-level="3">October 2003 - April 2007</text:h>
      <text:list xml:id="list5542197916271971985" text:style-name="L1">
        <text:list-item>
          <text:p text:style-name="P1">Assisted video conference room users with their issues or questions via the phone.</text:p>
        </text:list-item>
        <text:list-item>
          <text:p text:style-name="P1">Coordinated with field technicians on the resolution of software or hardware issues.</text:p>
        </text:list-item>
        <text:list-item>
          <text:p text:style-name="P1">Connected calls between multiple teleconference rooms.</text:p>
        </text:list-item>
        <text:list-item>
          <text:p text:style-name="P1">Supported training rooms inside the Employee Development Cent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1:51:27.299000000</meta:creation-date>
    <meta:generator>OpenOffice/4.1.7$Win32 OpenOffice.org_project/417m1$Build-9800</meta:generator>
    <dc:date>2019-11-14T16:08:34.54</dc:date>
    <meta:editing-duration>PT1M32S</meta:editing-duration>
    <meta:editing-cycles>4</meta:editing-cycles>
    <meta:document-statistic meta:table-count="0" meta:image-count="0" meta:object-count="0" meta:page-count="1" meta:paragraph-count="6" meta:word-count="55" meta:character-count="366"/>
    <dc:creator>Jon Morgan</dc:creator>
  </office:meta>
</office:document-meta>
</file>